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officeooo:rsid="0019a4df" officeooo:paragraph-rsid="0019a4df"/>
    </style:style>
    <style:style style:name="P2" style:family="paragraph" style:parent-style-name="Standard">
      <style:paragraph-properties fo:text-align="justify" style:justify-single-word="false"/>
      <style:text-properties officeooo:rsid="0019f479" officeooo:paragraph-rsid="0019f479"/>
    </style:style>
    <style:style style:name="P3" style:family="paragraph" style:parent-style-name="Standard">
      <style:paragraph-properties fo:text-align="justify" style:justify-single-word="false"/>
      <style:text-properties officeooo:rsid="001bef6d" officeooo:paragraph-rsid="001bef6d"/>
    </style:style>
    <style:style style:name="P4" style:family="paragraph" style:parent-style-name="Standard">
      <style:paragraph-properties fo:text-align="justify" style:justify-single-word="false"/>
      <style:text-properties officeooo:rsid="001cdeda" officeooo:paragraph-rsid="001cdeda"/>
    </style:style>
    <style:style style:name="P5" style:family="paragraph" style:parent-style-name="Standard">
      <style:paragraph-properties fo:text-align="justify" style:justify-single-word="false"/>
      <style:text-properties officeooo:rsid="001e5357" officeooo:paragraph-rsid="001e5357"/>
    </style:style>
    <style:style style:name="P6" style:family="paragraph" style:parent-style-name="Standard">
      <style:paragraph-properties fo:text-align="justify" style:justify-single-word="false"/>
      <style:text-properties officeooo:rsid="001f3b05" officeooo:paragraph-rsid="001f3b05"/>
    </style:style>
    <style:style style:name="P7" style:family="paragraph" style:parent-style-name="Standard">
      <style:paragraph-properties fo:text-align="justify" style:justify-single-word="false"/>
      <style:text-properties officeooo:rsid="00208445" officeooo:paragraph-rsid="00208445"/>
    </style:style>
    <style:style style:name="P8" style:family="paragraph" style:parent-style-name="Standard">
      <style:paragraph-properties fo:text-align="justify" style:justify-single-word="false"/>
      <style:text-properties officeooo:rsid="0020cc78" officeooo:paragraph-rsid="0020cc78"/>
    </style:style>
    <style:style style:name="P9" style:family="paragraph" style:parent-style-name="Standard">
      <style:paragraph-properties fo:text-align="justify" style:justify-single-word="false"/>
      <style:text-properties officeooo:rsid="0021bf69" officeooo:paragraph-rsid="0021bf69"/>
    </style:style>
    <style:style style:name="P10" style:family="paragraph" style:parent-style-name="Standard">
      <style:paragraph-properties fo:text-align="justify" style:justify-single-word="false"/>
      <style:text-properties officeooo:rsid="0023903e" officeooo:paragraph-rsid="0023903e"/>
    </style:style>
    <style:style style:name="P11" style:family="paragraph" style:parent-style-name="Standard">
      <style:paragraph-properties fo:text-align="justify" style:justify-single-word="false"/>
      <style:text-properties officeooo:rsid="0024f39d" officeooo:paragraph-rsid="0024f39d"/>
    </style:style>
    <style:style style:name="P12" style:family="paragraph" style:parent-style-name="Standard">
      <style:paragraph-properties fo:text-align="justify" style:justify-single-word="false"/>
      <style:text-properties officeooo:rsid="0026dbd5" officeooo:paragraph-rsid="0026dbd5"/>
    </style:style>
    <style:style style:name="P13" style:family="paragraph" style:parent-style-name="Standard">
      <style:paragraph-properties fo:text-align="justify" style:justify-single-word="false"/>
      <style:text-properties officeooo:rsid="0027a5c1" officeooo:paragraph-rsid="0027a5c1"/>
    </style:style>
    <style:style style:name="P14" style:family="paragraph" style:parent-style-name="Standard">
      <style:paragraph-properties fo:text-align="justify" style:justify-single-word="false"/>
      <style:text-properties officeooo:rsid="00296c7e" officeooo:paragraph-rsid="00296c7e"/>
    </style:style>
    <style:style style:name="P15" style:family="paragraph" style:parent-style-name="Standard">
      <style:paragraph-properties fo:text-align="justify" style:justify-single-word="false"/>
      <style:text-properties officeooo:rsid="002aad84" officeooo:paragraph-rsid="002aad84"/>
    </style:style>
    <style:style style:name="P16" style:family="paragraph" style:parent-style-name="Standard">
      <style:paragraph-properties fo:text-align="justify" style:justify-single-word="false"/>
      <style:text-properties officeooo:rsid="002c19b0" officeooo:paragraph-rsid="002c19b0"/>
    </style:style>
    <style:style style:name="P17" style:family="paragraph" style:parent-style-name="Standard">
      <style:paragraph-properties fo:text-align="justify" style:justify-single-word="false"/>
      <style:text-properties officeooo:rsid="002c3f7f" officeooo:paragraph-rsid="002c3f7f"/>
    </style:style>
    <style:style style:name="P18" style:family="paragraph" style:parent-style-name="Standard">
      <style:paragraph-properties fo:text-align="justify" style:justify-single-word="false"/>
    </style:style>
    <style:style style:name="P19" style:family="paragraph" style:parent-style-name="Standard">
      <style:paragraph-properties fo:text-align="justify" style:justify-single-word="false"/>
      <style:text-properties officeooo:paragraph-rsid="004b5866"/>
    </style:style>
    <style:style style:name="P20" style:family="paragraph" style:parent-style-name="Standard">
      <style:paragraph-properties fo:text-align="justify" style:justify-single-word="false"/>
      <style:text-properties fo:font-style="italic" officeooo:rsid="003c7515" officeooo:paragraph-rsid="003c7515" style:font-style-asian="italic" style:font-style-complex="italic"/>
    </style:style>
    <style:style style:name="P21" style:family="paragraph" style:parent-style-name="Standard">
      <style:paragraph-properties fo:text-align="justify" style:justify-single-word="false"/>
      <style:text-properties officeooo:rsid="004fd30e" officeooo:paragraph-rsid="004fd30e"/>
    </style:style>
    <style:style style:name="P22" style:family="paragraph" style:parent-style-name="Standard">
      <style:paragraph-properties fo:text-align="justify" style:justify-single-word="false"/>
      <style:text-properties officeooo:rsid="0033be35" officeooo:paragraph-rsid="0033be35"/>
    </style:style>
    <style:style style:name="P23" style:family="paragraph" style:parent-style-name="Standard">
      <style:paragraph-properties fo:text-align="justify" style:justify-single-word="false"/>
      <style:text-properties officeooo:rsid="003458c3" officeooo:paragraph-rsid="003458c3"/>
    </style:style>
    <style:style style:name="P24" style:family="paragraph" style:parent-style-name="Standard">
      <style:paragraph-properties fo:text-align="justify" style:justify-single-word="false"/>
      <style:text-properties officeooo:rsid="003511c2" officeooo:paragraph-rsid="003511c2"/>
    </style:style>
    <style:style style:name="P25" style:family="paragraph" style:parent-style-name="Standard">
      <style:paragraph-properties fo:text-align="justify" style:justify-single-word="false"/>
      <style:text-properties officeooo:rsid="00367cec" officeooo:paragraph-rsid="00367cec"/>
    </style:style>
    <style:style style:name="P26" style:family="paragraph" style:parent-style-name="Standard">
      <style:paragraph-properties fo:text-align="justify" style:justify-single-word="false"/>
      <style:text-properties officeooo:rsid="00376393" officeooo:paragraph-rsid="00376393"/>
    </style:style>
    <style:style style:name="P27" style:family="paragraph" style:parent-style-name="Standard">
      <style:paragraph-properties fo:text-align="justify" style:justify-single-word="false"/>
      <style:text-properties officeooo:rsid="00392d9e" officeooo:paragraph-rsid="00392d9e"/>
    </style:style>
    <style:style style:name="P28" style:family="paragraph" style:parent-style-name="Standard">
      <style:paragraph-properties fo:text-align="justify" style:justify-single-word="false"/>
      <style:text-properties officeooo:rsid="003a4827" officeooo:paragraph-rsid="003a4827"/>
    </style:style>
    <style:style style:name="P29" style:family="paragraph" style:parent-style-name="Standard">
      <style:paragraph-properties fo:text-align="justify" style:justify-single-word="false"/>
      <style:text-properties officeooo:rsid="003bd823" officeooo:paragraph-rsid="003bd823"/>
    </style:style>
    <style:style style:name="P30" style:family="paragraph" style:parent-style-name="Standard">
      <style:paragraph-properties fo:text-align="justify" style:justify-single-word="false"/>
      <style:text-properties fo:font-style="normal" officeooo:rsid="003e16d8" officeooo:paragraph-rsid="003e16d8" style:font-style-asian="normal" style:font-style-complex="normal"/>
    </style:style>
    <style:style style:name="P31" style:family="paragraph" style:parent-style-name="Standard">
      <style:paragraph-properties fo:text-align="justify" style:justify-single-word="false"/>
      <style:text-properties fo:font-style="normal" officeooo:rsid="003ff497" officeooo:paragraph-rsid="003ff497" style:font-style-asian="normal" style:font-style-complex="normal"/>
    </style:style>
    <style:style style:name="P32" style:family="paragraph" style:parent-style-name="Standard">
      <style:paragraph-properties fo:text-align="justify" style:justify-single-word="false"/>
      <style:text-properties fo:font-style="normal" officeooo:rsid="00418bd7" officeooo:paragraph-rsid="00418bd7" style:font-style-asian="normal" style:font-style-complex="normal"/>
    </style:style>
    <style:style style:name="P33" style:family="paragraph" style:parent-style-name="Standard">
      <style:paragraph-properties fo:text-align="justify" style:justify-single-word="false"/>
      <style:text-properties fo:font-style="normal" officeooo:rsid="00418bd7" officeooo:paragraph-rsid="0041a176" style:font-style-asian="normal" style:font-style-complex="normal"/>
    </style:style>
    <style:style style:name="P34" style:family="paragraph" style:parent-style-name="Standard">
      <style:paragraph-properties fo:text-align="justify" style:justify-single-word="false"/>
      <style:text-properties fo:font-style="normal" officeooo:rsid="0041a176" officeooo:paragraph-rsid="0041a176" style:font-style-asian="normal" style:font-style-complex="normal"/>
    </style:style>
    <style:style style:name="P35" style:family="paragraph" style:parent-style-name="Standard">
      <style:paragraph-properties fo:text-align="justify" style:justify-single-word="false"/>
      <style:text-properties fo:font-style="normal" officeooo:rsid="00452a72" officeooo:paragraph-rsid="00452a72" style:font-style-asian="normal" style:font-style-complex="normal"/>
    </style:style>
    <style:style style:name="P36" style:family="paragraph" style:parent-style-name="Standard">
      <style:paragraph-properties fo:text-align="justify" style:justify-single-word="false"/>
      <style:text-properties fo:font-style="normal" officeooo:rsid="0046b995" officeooo:paragraph-rsid="0046b995" style:font-style-asian="normal" style:font-style-complex="normal"/>
    </style:style>
    <style:style style:name="P37" style:family="paragraph" style:parent-style-name="Standard">
      <style:paragraph-properties fo:text-align="justify" style:justify-single-word="false"/>
      <style:text-properties fo:font-style="normal" officeooo:rsid="00471bc2" officeooo:paragraph-rsid="00471bc2" style:font-style-asian="normal" style:font-style-complex="normal"/>
    </style:style>
    <style:style style:name="P38" style:family="paragraph" style:parent-style-name="Standard">
      <style:paragraph-properties fo:text-align="justify" style:justify-single-word="false"/>
      <style:text-properties fo:font-style="normal" officeooo:rsid="0047f709" officeooo:paragraph-rsid="0047f709" style:font-style-asian="normal" style:font-style-complex="normal"/>
    </style:style>
    <style:style style:name="P39" style:family="paragraph" style:parent-style-name="Standard">
      <style:paragraph-properties fo:text-align="justify" style:justify-single-word="false"/>
      <style:text-properties fo:font-style="normal" officeooo:rsid="0047f709" officeooo:paragraph-rsid="0049371e" style:font-style-asian="normal" style:font-style-complex="normal"/>
    </style:style>
    <style:style style:name="P40" style:family="paragraph" style:parent-style-name="Standard">
      <style:paragraph-properties fo:text-align="justify" style:justify-single-word="false"/>
      <style:text-properties fo:font-style="normal" officeooo:rsid="0049371e" officeooo:paragraph-rsid="0049371e" style:font-style-asian="normal" style:font-style-complex="normal"/>
    </style:style>
    <style:style style:name="P41" style:family="paragraph" style:parent-style-name="Standard">
      <style:paragraph-properties fo:text-align="justify" style:justify-single-word="false"/>
      <style:text-properties fo:font-style="normal" officeooo:rsid="004ea4ee" officeooo:paragraph-rsid="004ea4ee" style:font-style-asian="normal" style:font-style-complex="normal"/>
    </style:style>
    <style:style style:name="P42" style:family="paragraph" style:parent-style-name="Standard">
      <style:paragraph-properties fo:text-align="justify" style:justify-single-word="false"/>
      <style:text-properties officeooo:rsid="004d4416" officeooo:paragraph-rsid="004d4416"/>
    </style:style>
    <style:style style:name="P43" style:family="paragraph" style:parent-style-name="Heading_20_4">
      <style:paragraph-properties fo:text-align="justify" style:justify-single-word="false"/>
    </style:style>
    <style:style style:name="P44" style:family="paragraph" style:parent-style-name="Heading_20_4">
      <style:paragraph-properties fo:text-align="justify" style:justify-single-word="false"/>
      <style:text-properties officeooo:paragraph-rsid="0030f9a3"/>
    </style:style>
    <style:style style:name="P45" style:family="paragraph" style:parent-style-name="Heading_20_4">
      <style:paragraph-properties fo:text-align="justify" style:justify-single-word="false"/>
      <style:text-properties fo:background-color="#00caca"/>
    </style:style>
    <style:style style:name="P46" style:family="paragraph" style:parent-style-name="Heading_20_4">
      <style:text-properties fo:background-color="#00caca"/>
    </style:style>
    <style:style style:name="P47" style:family="paragraph" style:parent-style-name="Heading_20_4">
      <style:paragraph-properties fo:text-align="justify" style:justify-single-word="false"/>
      <style:text-properties fo:font-style="italic" fo:font-weight="bold" style:font-style-asian="italic" style:font-weight-asian="bold" style:font-style-complex="italic" style:font-weight-complex="bold"/>
    </style:style>
    <style:style style:name="P48" style:family="paragraph" style:parent-style-name="Heading_20_4">
      <style:paragraph-properties fo:text-align="justify" style:justify-single-word="false"/>
      <style:text-properties fo:font-style="italic" style:font-style-asian="italic" style:font-style-complex="italic"/>
    </style:style>
    <style:style style:name="P49" style:family="paragraph" style:parent-style-name="Heading_20_4">
      <style:paragraph-properties fo:text-align="justify" style:justify-single-word="false"/>
      <style:text-properties officeooo:rsid="004fd30e" officeooo:paragraph-rsid="004fd30e"/>
    </style:style>
    <style:style style:name="P50" style:family="paragraph" style:parent-style-name="Standard">
      <style:paragraph-properties fo:text-align="justify" style:justify-single-word="false"/>
      <style:text-properties fo:font-style="normal" officeooo:rsid="004d3e92" officeooo:paragraph-rsid="004d3e92" style:font-style-asian="normal" style:font-style-complex="normal"/>
    </style:style>
    <style:style style:name="P51" style:family="paragraph" style:parent-style-name="Standard">
      <style:paragraph-properties fo:text-align="justify" style:justify-single-word="false"/>
      <style:text-properties officeooo:rsid="00367cec" officeooo:paragraph-rsid="00367cec"/>
    </style:style>
    <style:style style:name="P52" style:family="paragraph" style:parent-style-name="Standard">
      <style:paragraph-properties fo:text-align="justify" style:justify-single-word="false"/>
      <style:text-properties officeooo:paragraph-rsid="004d3e92"/>
    </style:style>
    <style:style style:name="T1" style:family="text">
      <style:text-properties officeooo:rsid="0019f479"/>
    </style:style>
    <style:style style:name="T2" style:family="text">
      <style:text-properties officeooo:rsid="001cdeda"/>
    </style:style>
    <style:style style:name="T3" style:family="text">
      <style:text-properties officeooo:rsid="001e5357"/>
    </style:style>
    <style:style style:name="T4" style:family="text">
      <style:text-properties officeooo:rsid="001e93f6"/>
    </style:style>
    <style:style style:name="T5" style:family="text">
      <style:text-properties officeooo:rsid="001f3b05"/>
    </style:style>
    <style:style style:name="T6" style:family="text">
      <style:text-properties officeooo:rsid="0023903e"/>
    </style:style>
    <style:style style:name="T7" style:family="text">
      <style:text-properties officeooo:rsid="0023fe21"/>
    </style:style>
    <style:style style:name="T8" style:family="text">
      <style:text-properties officeooo:rsid="0024f39d"/>
    </style:style>
    <style:style style:name="T9" style:family="text">
      <style:text-properties officeooo:rsid="00255ea6"/>
    </style:style>
    <style:style style:name="T10" style:family="text">
      <style:text-properties officeooo:rsid="0027a5c1"/>
    </style:style>
    <style:style style:name="T11" style:family="text">
      <style:text-properties officeooo:rsid="002aad84"/>
    </style:style>
    <style:style style:name="T12" style:family="text">
      <style:text-properties officeooo:rsid="002c19b0"/>
    </style:style>
    <style:style style:name="T13" style:family="text">
      <style:text-properties officeooo:rsid="002cd158"/>
    </style:style>
    <style:style style:name="T14" style:family="text">
      <style:text-properties officeooo:rsid="003458c3"/>
    </style:style>
    <style:style style:name="T15" style:family="text">
      <style:text-properties officeooo:rsid="003511c2"/>
    </style:style>
    <style:style style:name="T16" style:family="text">
      <style:text-properties officeooo:rsid="00376393"/>
    </style:style>
    <style:style style:name="T17" style:family="text">
      <style:text-properties officeooo:rsid="0039e808"/>
    </style:style>
    <style:style style:name="T18" style:family="text">
      <style:text-properties officeooo:rsid="003c7515"/>
    </style:style>
    <style:style style:name="T19" style:family="text">
      <style:text-properties fo:font-style="normal" style:font-style-asian="normal" style:font-style-complex="normal"/>
    </style:style>
    <style:style style:name="T20" style:family="text">
      <style:text-properties fo:font-style="normal" officeooo:rsid="004b5866" style:font-style-asian="normal" style:font-style-complex="normal"/>
    </style:style>
    <style:style style:name="T21" style:family="text">
      <style:text-properties fo:font-style="normal" officeooo:rsid="004bde89" style:font-style-asian="normal" style:font-style-complex="normal"/>
    </style:style>
    <style:style style:name="T22" style:family="text">
      <style:text-properties fo:font-style="normal" officeooo:rsid="004ea1f2" style:font-style-asian="normal" style:font-style-complex="normal"/>
    </style:style>
    <style:style style:name="T23" style:family="text">
      <style:text-properties fo:font-style="normal" officeooo:rsid="004ea4ee" style:font-style-asian="normal" style:font-style-complex="normal"/>
    </style:style>
    <style:style style:name="T24" style:family="text">
      <style:text-properties fo:font-style="normal" officeooo:rsid="004d3e92" style:font-style-asian="normal" style:font-style-complex="normal"/>
    </style:style>
    <style:style style:name="T25" style:family="text">
      <style:text-properties officeooo:rsid="0040ae19"/>
    </style:style>
    <style:style style:name="T26" style:family="text">
      <style:text-properties officeooo:rsid="0041a176"/>
    </style:style>
    <style:style style:name="T27" style:family="text">
      <style:text-properties officeooo:rsid="0043964c"/>
    </style:style>
    <style:style style:name="T28" style:family="text">
      <style:text-properties officeooo:rsid="00452a72"/>
    </style:style>
    <style:style style:name="T29" style:family="text">
      <style:text-properties officeooo:rsid="0046b995"/>
    </style:style>
    <style:style style:name="T30" style:family="text">
      <style:text-properties officeooo:rsid="00471bc2"/>
    </style:style>
    <style:style style:name="T31" style:family="text">
      <style:text-properties officeooo:rsid="0047f709"/>
    </style:style>
    <style:style style:name="T32" style:family="text">
      <style:text-properties officeooo:rsid="0049371e"/>
    </style:style>
    <style:style style:name="T33" style:family="text">
      <style:text-properties officeooo:rsid="004aa871"/>
    </style:style>
    <style:style style:name="T34" style:family="text">
      <style:text-properties officeooo:rsid="004b5866"/>
    </style:style>
    <style:style style:name="T35" style:family="text">
      <style:text-properties officeooo:rsid="004bde89"/>
    </style:style>
    <style:style style:name="T36" style:family="text">
      <style:text-properties officeooo:rsid="004d4416"/>
    </style:style>
    <style:style style:name="T37" style:family="text">
      <style:text-properties officeooo:rsid="004ea1f2"/>
    </style:style>
    <style:style style:name="T38" style:family="text">
      <style:text-properties officeooo:rsid="00515acf"/>
    </style:style>
    <style:style style:name="T39" style:family="text">
      <style:text-properties officeooo:rsid="0051c041"/>
    </style:style>
    <style:style style:name="T40" style:family="text">
      <style:text-properties fo:color="#000000" loext:opacity="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3" text:outline-level="4">A casa – Vinícius de Moraes</text:h>
      <text:p text:style-name="P1">Arranjo para iniciantes no Ukulele Solo, na Tonalidade de Dó Maior. Alterna os acordes C, F e G7, tocados sempre no início de cada compasso Ternário. Pode ser tocado em Ukuleles com afinação High G ou Low G, sem a necessidade de adaptações.</text:p>
      <text:p text:style-name="P1"><text:a xlink:type="simple" xlink:href="https://youtu.be/ti4n4iCZ-xM" text:style-name="Internet_20_link" text:visited-style-name="Visited_20_Internet_20_Link">https://youtu.be/ti4n4iCZ-xM</text:a></text:p>
      <text:h text:style-name="P43" text:outline-level="4">Acontece que – Affonsinho Heliodoro</text:h>
      <text:p text:style-name="P2">Arranjo de Nível Intermediário para Avançado – High G</text:p>
      <text:p text:style-name="P1">Versão Ukulele Solo desta canção do Cantor e Compositor Affonsinho. Predominam acordes do Campo Harmônico de Sol Maior <text:span text:style-name="T1">e a melodia apresenta trechos em campanella e articulações com Slide, hammer on e Pull Off.</text:span></text:p>
      <text:p text:style-name="P1"><text:a xlink:type="simple" xlink:href="https://youtu.be/hLyn4dJ_hjg" text:style-name="Internet_20_link" text:visited-style-name="Visited_20_Internet_20_Link">https://youtu.be/hLyn4dJ_hjg</text:a> </text:p>
      <text:h text:style-name="P45" text:outline-level="4">Asa Branca – Luiz Gonzaga e Humberto Teixeira</text:h>
      <text:p text:style-name="P3">Arranjo em Dó Maior para Iniciantes no Ukulele Solo. Utiliza os acordes C, F, G, Fm e C7 e explora a célula rítmica do Baião, na condução destes acordes, que acompanham a melodia.</text:p>
      <text:p text:style-name="P3"/>
      <text:h text:style-name="P43" text:outline-level="4">Black <text:span text:style-name="T6">h</text:span>ole <text:span text:style-name="T6">s</text:span>un – Chris Cornell</text:h>
      <text:p text:style-name="P3">A versão Ukulele Solo (High G) desta música da banda Soundgarden, é um arranjo de nível intermediário. <text:span text:style-name="T38">U</text:span>tiliza os acordes G6, Bb6, F7M, Em, Eb, D, G, G7, Bb9 <text:span text:style-name="T2">na harmonização da melodia, geralmente tocados nos tempos ímpares de cada compasso. O arranjo apresenta uma parte C que é uma inclusão minha, chamada Baião do Ale.</text:span></text:p>
      <text:p text:style-name="P3"><text:a xlink:type="simple" xlink:href="https://youtu.be/7IW25G2926w" text:style-name="Internet_20_link" text:visited-style-name="Visited_20_Internet_20_Link">https://youtu.be/7IW25G2926w</text:a> </text:p>
      <text:h text:style-name="P43" text:outline-level="4">Casa <text:span text:style-name="T6">p</text:span>ré-fabricada – Los Hermanos</text:h>
      <text:p text:style-name="P4">Canção de Marcelo Camelo, nesta versão para Ukulele solo (High G), em Dó Maior alterna momentos onde os acordes (ou fragmentos destes acordes) são arpejados, com outros onde <text:s/>os mesmos são tocados em bloco (todas as cordas ao mesmo tempo). A melodia é conduzida <text:span text:style-name="T3">utilizando notas nas cordas Mi, Lá e Sol e apresenta algumas notas articuladas utilizando a técnica Pull Off.</text:span></text:p>
      <text:p text:style-name="P4"><text:a xlink:type="simple" xlink:href="https://youtu.be/KoDpe1hjT7w" text:style-name="Internet_20_link" text:visited-style-name="Visited_20_Internet_20_Link">https://youtu.be/KoDpe1hjT7w</text:a> </text:p>
      <text:h text:style-name="P43" text:outline-level="4">Cinema Paradiso – Love Theme – <text:span text:style-name="T3">Low G</text:span></text:h>
      <text:p text:style-name="P5">De Ennio Morricone, é parte da Trilha Sonora do Filme Cinema Paradiso. Esse arranjo de nível Intermediário foi pensado para ser tocado com afinação Low G, mas pode ser tocado também em Ukuleles com afinação High G, sem a necessidade de adaptações. Arranjo na Tonalidade de Gm.</text:p>
      <text:p text:style-name="P5"><text:a xlink:type="simple" xlink:href="https://youtu.be/hPUsvMOYrO4?t=46" text:style-name="Internet_20_link" text:visited-style-name="Visited_20_Internet_20_Link">https://youtu.be/hPUsvMOYrO4?t=46</text:a> </text:p>
      <text:h text:style-name="P43" text:outline-level="4">Close <text:span text:style-name="T6">t</text:span>o <text:span text:style-name="T6">y</text:span>ou – The Carpenters</text:h>
      <text:p text:style-name="P5">Composição de Burt Bacharach e Hal David. Cosidero um arranjo <text:span text:style-name="T5">(High G)</text:span> de Nível Intermediário para Avançado. <text:span text:style-name="T4">Trabalha acordes do Campo Harmônico de Sol Maior, tocados em blocos (todas as cordas ao mesmo tempo) em alguns momentos, <text:s/>arpejados em outros e fazendo “levadas” ou “batidas” em outros. Em relação a rítmica do arranjo, predomina a subdvisão ternária dos tempos (Shuffle). Tomei como referência para esse arranjo a “Versão The Carpenters”. </text:span></text:p>
      <text:p text:style-name="P5"><text:a xlink:type="simple" xlink:href="https://youtu.be/Vz_wkKZ8ELQ" text:style-name="Internet_20_link" text:visited-style-name="Visited_20_Internet_20_Link">https://youtu.be/Vz_wkKZ8ELQ</text:a> </text:p>
      <text:h text:style-name="P44" text:outline-level="4">Como é grande o meu amor por você – Roberto Carlos</text:h>
      <text:p text:style-name="P10">Arranjo em Sol Maior para afinação High G. Considero de Nível Iniciante (em Ukulele Solo) para Intermediário. Predominam acordes do Campo Harmônico de G, tocados nos apoios dos compassos quaternários. A melodia, sempre que possível faz uso de cordas soltas. Pode ser adaptado para afinação Low G, alterando a localização de algumas notas da melodia.</text:p>
      <text:p text:style-name="P10"><text:soft-page-break/><text:a xlink:type="simple" xlink:href="https://youtu.be/4rD8Omg4k1k" text:style-name="Internet_20_link" text:visited-style-name="Visited_20_Internet_20_Link">https://youtu.be/4rD8Omg4k1k</text:a> </text:p>
      <text:h text:style-name="P43" text:outline-level="4">Conversa de <text:span text:style-name="T6">b</text:span>otas <text:span text:style-name="T6">b</text:span>atidas – Los Hermanos</text:h>
      <text:p text:style-name="P6">Este arranjo apresenta os acordes F7M, Bb, A7, Dm, Eb, C, F, Bb7M e A. Adota diferentes técnicas e abordagens de Mão Direita (Batidas, Puxadas e Arpejos) e Mão esquerda (Slide, Hammer On, Pull Off). A Forma/Estruturação do arranjo é baseada na versão registrada no disco Ventura.</text:p>
      <text:p text:style-name="P6"><text:a xlink:type="simple" xlink:href="https://youtu.be/Q54oy25nDrE" text:style-name="Internet_20_link" text:visited-style-name="Visited_20_Internet_20_Link">https://youtu.be/Q54oy25nDrE</text:a> </text:p>
      <text:h text:style-name="P43" text:outline-level="4">De onde vem a calma – Los Hermanos</text:h>
      <text:p text:style-name="P7">Arranjo (High G) em Sol Maior, apresenta como levada principal, um padrão rítmico muito utilizado na Música Pop e no Rock, tanto em instrumentos de base, como violões e bateria, quando nas próprias melodias. Aplica ainda técnicas como: Pull Off, Hammer On, Tapping, Harmônicos naturais e artificiais e slide. É um arranjo que considero de Nível Avançado.</text:p>
      <text:p text:style-name="P7"><text:a xlink:type="simple" xlink:href="https://youtu.be/f-2X6EHqKQ4" text:style-name="Internet_20_link" text:visited-style-name="Visited_20_Internet_20_Link">https://youtu.be/f-2X6EHqKQ4</text:a> </text:p>
      <text:h text:style-name="P43" text:outline-level="4">Desculpe mas eu vou chorar – Leandro e Leonardo – Low G</text:h>
      <text:p text:style-name="P8">Arranjo em Lá Maior para afinação Low G. Neste arranjo de Nível Intermediário a melodia é tocada, apoiada pelos acordes (ou fragmentos deles), tocados nas pulsações dos compassos quaternários.</text:p>
      <text:p text:style-name="P8"><text:a xlink:type="simple" xlink:href="https://youtu.be/uOukohLHGq8" text:style-name="Internet_20_link" text:visited-style-name="Visited_20_Internet_20_Link">https://youtu.be/uOukohLHGq8</text:a> </text:p>
      <text:h text:style-name="P45" text:outline-level="4">Despedida – Roberto Carlos</text:h>
      <text:p text:style-name="P9">Arranjo em Sol Maior <text:s/>e compasso Ternário. O acompanhamento alterna trechos de “levada” com outros onde os acordes são tocados no Apoio (Tempo forte) de cada compasso. É um arranjo de Nível Intermediário para afinação High G, mas pode ser adaptado para Low G, apenas alterando a digitação de algumas notas da melodia, <text:span text:style-name="T6">localizadas inicialmente na corda Sol.</text:span></text:p>
      <text:p text:style-name="P9"/>
      <text:h text:style-name="P43" text:outline-level="4">E por isso eu estou aqui – Roberto Carlos</text:h>
      <text:p text:style-name="P10">Arranjo em Sol Maior <text:span text:style-name="T7">para afinação High G. Apresenta na melodia elementos de campanella e uso de slide. Na harmonia, além de acordes do Campo Harmônico de Sol Maior, aparecem acordes de Empréstimo modal. O acompanhamento se faz pelos acordes tocados no apoio de cada compasso (às vezes, também o tempo 3). </text:span><text:span text:style-name="T8">Classifico este arranjo como de Nível Intermediário para Avançado.</text:span></text:p>
      <text:p text:style-name="P10"><text:a xlink:type="simple" xlink:href="https://youtu.be/N-IfyQ7efYU" text:style-name="Internet_20_link" text:visited-style-name="Visited_20_Internet_20_Link">https://youtu.be/N-IfyQ7efYU</text:a> </text:p>
      <text:h text:style-name="P43" text:outline-level="4">Eleanor Rigby – The Beatles</text:h>
      <text:p text:style-name="P11">Este arranjo (High G) é basicamente uma adaptação do arranjo original para o Ukulele. Foram mantidos aqui a tonalidade original e outros elementos presentes na versão orginal, como a harmonia bem marcada pelos acordes tocados na pulsação da música. Considero este um arranjo de Nível avançado, por conta do nível controle rítmico e da coordenação motora exigidos em sua execução.</text:p>
      <text:p text:style-name="P11"><text:a xlink:type="simple" xlink:href="https://youtu.be/MCt66MB8GNk" text:style-name="Internet_20_link" text:visited-style-name="Visited_20_Internet_20_Link">https://youtu.be/MCt66MB8GNk</text:a> </text:p>
      <text:h text:style-name="P43" text:outline-level="4">Eu só quero um Xodó – Dominguinhos e Anastácia</text:h>
      <text:p text:style-name="P11">Arranjo em Dó Maior <text:span text:style-name="T9">para afinação High G, </text:span><text:s/>em Ritmo de Baião. <text:span text:style-name="T9">Aqui a melodia e a harmonia são conectadas de forma que o padrão rítmico do Baião se destaque. Na maior parte do tempo, isso se dá pelas notas graves dos acordes (ou o acorde completo) sendo tocadas na 1ª e 4ª semicolcheias do tempo 1 de cada compasso. Hammer On e Slide são 2 técnicas presentes neste arranjo que considero de Nível Avançado.</text:span></text:p>
      <text:p text:style-name="P11"><text:a xlink:type="simple" xlink:href="https://youtu.be/e24MQS0sKcA" text:style-name="Internet_20_link" text:visited-style-name="Visited_20_Internet_20_Link">https://youtu.be/e24MQS0sKcA</text:a> </text:p>
      <text:h text:style-name="P43" text:outline-level="4"><text:soft-page-break/>Fado Tropical – Chico B. De Holanda e Ruy Guerra</text:h>
      <text:p text:style-name="P12"><text:span text:style-name="T10">Arranjo p</text:span>ara ser tocado usando afinação High G. <text:span text:style-name="T10">A</text:span>s parte A e B apresentam a parte melódica da composição, apoiada pelos acordes (ou fragmentos deles) tocados nos tempos fortes. Elementos de Campanella, Tercinas e slides são recursos explorados aqui. Já a parte C apresenta um padrão de acompanhamento harmônico para a parte recitativa da obra. Classifiquei como de Nível Avançado por explorar a região mais aguda do braço do Ukulele e exigir algumas aberturas maiores de mão esquerda.</text:p>
      <text:p text:style-name="P12"><text:a xlink:type="simple" xlink:href="https://youtu.be/wxdgEiViTmg" text:style-name="Internet_20_link" text:visited-style-name="Visited_20_Internet_20_Link">https://youtu.be/wxdgEiViTmg</text:a> </text:p>
      <text:h text:style-name="P43" text:outline-level="4">Final Feliz – Jorge Vercillo</text:h>
      <text:p text:style-name="P13">Arranjo em Dó Maior, para afinação High G. Alterna momentos onde o acompanhamento faz uso de uma levada mais “dançante” com outros onde um trecho em campanella da melodia faz o papel de preenchimento harmônico. Apresenta também elementos percussivos, cordas abafadas, slides, Hammer on e Pull off. Classifico esse arranjo como Intermediário para Avançado.</text:p>
      <text:p text:style-name="P13"><text:a xlink:type="simple" xlink:href="https://youtu.be/bZ3GVN1m108" text:style-name="Internet_20_link" text:visited-style-name="Visited_20_Internet_20_Link">https://youtu.be/bZ3GVN1m108</text:a> </text:p>
      <text:h text:style-name="P43" text:outline-level="4">Frisson – Tunai</text:h>
      <text:p text:style-name="P14">Canção em Parceria com Sérgio Natureza. Arranjo em Dó Maior, para afinação High G, com acordes diminutos e de empréstimo modal, além dos acordes do Campo Harmônico de Dó Maior. Apresenta muitos Slides (inclusive em mais de uma corda simultaneamente). Arranjo de Nível Avançado.</text:p>
      <text:p text:style-name="P14"><text:a xlink:type="simple" xlink:href="https://youtu.be/aXglgnXmUC8?t=25" text:style-name="Internet_20_link" text:visited-style-name="Visited_20_Internet_20_Link">https://youtu.be/aXglgnXmUC8?t=25</text:a> </text:p>
      <text:h text:style-name="P43" text:outline-level="4">Happy Together – The Turtles – <text:span text:style-name="T11">Low G</text:span></text:h>
      <text:p text:style-name="P15">Arranjo em F#m para afinação Low G. Acordes tocados nas pulsações dos compassos, com puxadas (dedos P, i, m, e a, cada 1 responsável por uma corda). Um desafio na execução deste arranjo são algumas aberturas de mão esquerda e os saltos desta mão ao longo do braço do ukulele, que devem ser rápidos e precisos. Considero um arranjo de Nível Avançado.</text:p>
      <text:p text:style-name="P15"><text:a xlink:type="simple" xlink:href="https://youtu.be/nZerpJitw-8?t=35" text:style-name="Internet_20_link" text:visited-style-name="Visited_20_Internet_20_Link">https://youtu.be/nZerpJitw-8?t=35</text:a> </text:p>
      <text:h text:style-name="P45" text:outline-level="4">In my life – The beatles – Low G</text:h>
      <text:p text:style-name="P15">Arranjo em Lá Maior. A forma deste arranjo para Ukulele segue a referência da gravação original. Basicamente, no início de cada compasso, toca-se o acorde (arpejado) enquanto a melodia <text:s/>se desenvolve entre um acorde e outro, usando elementos com slide, hammer on e pull off. O solo é uma adaptação do solo original, e é a parte mais desafiadora de todo o arranjo e que vai exigir mais tempo de dedicação, sendo somente isso que me leva a classificar este como um arranjo de <text:span text:style-name="T12">N</text:span>ível Avançado.</text:p>
      <text:p text:style-name="P15"/>
      <text:h text:style-name="P43" text:outline-level="4">It’s my life – Talk Talk – Low G</text:h>
      <text:p text:style-name="P16">Essa música foi regravada pela banda No Doubt, sendo esta segunda, a gravação que me serviu de referência para o arranjo. A segunda parte do arranjo é o trecho mais desafiador, usando bastante a região mais aguda do braço do Ukulele e também posicionamentos de mão esquerda que exigem uma abertura de dedos maior. Esse arranjo fica especialmente interessante acompanhado da linha de baixo original, em contraponto ao Ukulele. </text:p>
      <text:p text:style-name="P16"><text:a xlink:type="simple" xlink:href="https://youtu.be/R3AmnKgdnZk" text:style-name="Internet_20_link" text:visited-style-name="Visited_20_Internet_20_Link">https://youtu.be/R3AmnKgdnZk</text:a> </text:p>
      <text:p text:style-name="P16"><text:a xlink:type="simple" xlink:href="https://youtu.be/FSljx7wYkmU" text:style-name="Internet_20_link" text:visited-style-name="Visited_20_Internet_20_Link">https://youtu.be/FSljx7wYkmU</text:a> </text:p>
      <text:h text:style-name="P43" text:outline-level="4">La edad del cielo – Jorge Drexler</text:h>
      <text:p text:style-name="P17">Com acordes (principalmente) do Campo Harmônico de Sol Maior, tocados ora na pulsação, ora nos apoios dos compassos, a melodia explora elementos de campanella e pull off em seu desenvolvimento. Considero um arranjo de Nível Intermediário para afinação High G.</text:p>
      <text:p text:style-name="P17"><text:soft-page-break/><text:a xlink:type="simple" xlink:href="https://youtu.be/RXuTsW4Pn_U" text:style-name="Internet_20_link" text:visited-style-name="Visited_20_Internet_20_Link">https://youtu.be/RXuTsW4Pn_U</text:a> </text:p>
      <text:h text:style-name="Heading_20_4" text:outline-level="4">Let it be – The Beatles</text:h>
      <text:p text:style-name="P17">Arranjo em Dó Maior (Tonalidade original) para afinação High G. O acompanhamento se faz pelos acordes (ou fragmentos deles) tocados na pulsação da música, tal como o piano do Paul. A melodia se desenvolve ao longo da música, envolvida por estes acordes em diferentes posicionamentos. Além disso, algumas passagens instrumentais e o solo do George também foram adaptados para o Ukulele Solo. <text:span text:style-name="T13">Slides, Hammer On, Pull off, Double Stops são técnicas aplicadas neste arranjos. Também <text:s/>a região mais aguda do Ukulele (17ª casa) é utilizada. Classifico como um arranjo de Nível Avançado.</text:span></text:p>
      <text:p text:style-name="P17"><text:a xlink:type="simple" xlink:href="https://youtu.be/co9XJsLT-Wg" text:style-name="Internet_20_link" text:visited-style-name="Visited_20_Internet_20_Link">https://youtu.be/co9XJsLT-Wg</text:a> </text:p>
      <text:h text:style-name="P43" text:outline-level="4">Lilás - <text:span text:style-name="T14">Djavan</text:span></text:h>
      <text:p text:style-name="P22">Arranjo em Lá menor para afinação High G. Em andamento mais rápido, mistura elementos de campanella, com levada mais “pra frente”. Utiliza técnica de Hammer On e muitos Slides <text:span text:style-name="T14">e saltos ao longo do braço</text:span>, que devem ser realizados com muita precisão <text:span text:style-name="T14">técnica e </text:span>rítmica. <text:span text:style-name="T14">É um arranjo de Nível Avançado.</text:span></text:p>
      <text:p text:style-name="P22"><text:a xlink:type="simple" xlink:href="https://youtu.be/Y7uTgmk3Au8" text:style-name="Internet_20_link" text:visited-style-name="Visited_20_Internet_20_Link">https://youtu.be/Y7uTgmk3Au8</text:a> </text:p>
      <text:h text:style-name="P43" text:outline-level="4">Little Song – Kabalevsky – <text:span text:style-name="T27">Duo High/Low</text:span></text:h>
      <text:p text:style-name="P23">Adaptação para 2 Ukuleles desta peça para Piano, presente em “22 pieces for children”. Adaptei a mão Esquerda do Piano (Parte grave) para um Ukulele com afinação Low G, <text:span text:style-name="T15">que </text:span>fica responsável por realizar Double Stops em alguns momentos e melodias em outros. A Mão direita do Piano (Parte aguda) eu adaptei para um Ukulele com afinação High G, que alterna entre a execução de Melodia em Campanella, Double Stops <text:span text:style-name="T15">e melodia (sem capanella) na região mais aguda do braço (15ª casa)</text:span>. <text:span text:style-name="T15">É um arranjo de Nível Inciante para Intermadiário.</text:span></text:p>
      <text:p text:style-name="P23"><text:a xlink:type="simple" xlink:href="https://youtu.be/ba-AnBa3FHE" text:style-name="Internet_20_link" text:visited-style-name="Visited_20_Internet_20_Link">https://youtu.be/ba-AnBa3FHE</text:a> </text:p>
      <text:h text:style-name="P43" text:outline-level="4">Love Hurts – Nazareth</text:h>
      <text:p text:style-name="P25">Alternando entre as Tonalidades de Dó Maior e Lá Menor, este arranjo para afinação High G explora todo o braço do Ukulele desenvolvendo a melodia de música, acompanhada pelos acordes (ou fragmentos deles) arpejados em alguns momentos e executados em blocos (as 4 cordas ao mesmo tempo) em outros. Considero um arranjo de Nível Intermediário.</text:p>
      <text:p text:style-name="P24"><text:a xlink:type="simple" xlink:href="https://youtu.be/RWT2RoTtOKM" text:style-name="Internet_20_link" text:visited-style-name="Visited_20_Internet_20_Link">https://youtu.be/RWT2RoTtOKM</text:a> </text:p>
      <text:h text:style-name="P43" text:outline-level="4">Lua de São Jorge – Caetano Veloso</text:h>
      <text:p text:style-name="P25">Arranjo em Lá Maior para Afinação High G, mas facilmente adaptável para Low G. Utiliza na harmonia além de acordes do Campo Harmônico de Lá Maior, Dominante Secundário, Dominante extendido e Acorde de Empréstimo Modal. Os acordes são geralment<text:span text:style-name="T16">e </text:span>tocados nos tempos ímpares dos compassos. <text:span text:style-name="T16">A melodia é simples e o arranjo é curto. Considero um arranjo de Nível Iniciante em Ukulele Solo.</text:span></text:p>
      <text:p text:style-name="P25"><text:a xlink:type="simple" xlink:href="https://youtu.be/cqic6xYlzeI" text:style-name="Internet_20_link" text:visited-style-name="Visited_20_Internet_20_Link">https://youtu.be/cqic6xYlzeI</text:a> </text:p>
      <text:h text:style-name="P43" text:outline-level="4">Marinheiro – Alexandre Amaro</text:h>
      <text:p text:style-name="P26">Este arranjo eu fiz a partir de uma gravação desta canção, da qual eu participei como baixista. (ouça <text:s/>essa gravação clicando aqui). Trouxe para o Ukulele alguns elementos do arranjo original <text:s/>para a versão Ukulele Solo, como o solo inicial da guitarra. É um arranjo (High G) em Dó Maior que combina no acompanhamento, acordes tocados em tempos ímpares com notas do acorde arpejadas ao longo dos compassos, combinadas com notas da melodia. Classifico como um arranjo de Nível Intermediário para Avançado.</text:p>
      <text:p text:style-name="P18"><text:a xlink:type="simple" xlink:href="https://youtu.be/LcpzKEk4ubY" text:style-name="Internet_20_link" text:visited-style-name="Visited_20_Internet_20_Link">https://youtu.be/LcpzKEk4ubY</text:a> </text:p>
      <text:p text:style-name="P18"><text:a xlink:type="simple" xlink:href="https://youtu.be/IV5jJaMHswk" text:style-name="Internet_20_link" text:visited-style-name="Visited_20_Internet_20_Link">https://youtu.be/IV5jJaMHswk</text:a> </text:p>
      <text:h text:style-name="Heading_20_4" text:outline-level="4"><text:soft-page-break/>Mele Kalikimaka -Robert Alexander Anderson</text:h>
      <text:p text:style-name="P27">Canção Tradicional de Natal, neste arranjo em Dó Maior para afinação High G utiliza Campanella em alguns trechos, mas na maior parte do tempo, desenvolve a melodia (sem ca<text:span text:style-name="T17">m</text:span>panella) acompanhada pelos acordes (ou fragmentos deles) da harmonia <text:span text:style-name="T17">nos contra-tempos, tocados em movimentos para baixo (eventualmente pra cima) ou puxados (Dedos P i m a, da mão direta, cada um responsável por uma corda.) Considero um arranjo de Nível Avançado.</text:span></text:p>
      <text:p text:style-name="P27"><text:a xlink:type="simple" xlink:href="https://youtu.be/-uh5JIqvc3c" text:style-name="Internet_20_link" text:visited-style-name="Visited_20_Internet_20_Link">https://youtu.be/-uh5JIqvc3c</text:a> </text:p>
      <text:h text:style-name="Heading_20_4" text:outline-level="4">Meu bem querer – Djavan – Low G</text:h>
      <text:p text:style-name="P28">Arranjo em Lá Maior para afinação Low G. Melodia acompanhada pelos acordes da harmonia, tocados nos Apoios do compassos ou arpejados. A introdução é uma citação à <text:s/>música “Faltando um pedaço”, também do Djavan. Considero um arranjo de Nível Intermediário.</text:p>
      <text:p text:style-name="P28"><text:a xlink:type="simple" xlink:href="https://youtu.be/qF6effTZInk" text:style-name="Internet_20_link" text:visited-style-name="Visited_20_Internet_20_Link">https://youtu.be/qF6effTZInk</text:a> </text:p>
      <text:h text:style-name="Heading_20_4" text:outline-level="4">Meu erro – Os Paralamas do Sucesso</text:h>
      <text:p text:style-name="P29">Arranjo em Lá Maior para afinação High G. Neste arranjo procurei transpor vários elementos presentes no arranjo original para o Ukulele: Partes dos teclados, guitarra, além da condução dos acordes nos contratempos, enquanto a melodia se desenvolve ao longo de todo o braço. É um arranjo de Nível Avançado que vai exigir bastante controle motor, rítmico e abertura da mão esquerda.</text:p>
      <text:p text:style-name="P28"><text:a xlink:type="simple" xlink:href="https://youtu.be/_4zpievr8M8" text:style-name="Internet_20_link" text:visited-style-name="Visited_20_Internet_20_Link">https://youtu.be/_4zpievr8M8</text:a></text:p>
      <text:h text:style-name="Heading_20_4" text:outline-level="4">Meu Mundo e nada mais – Guilherme Arantes</text:h>
      <text:p text:style-name="P29">Arranjo em Fá Maior para afinação High G. A <text:span text:style-name="T18">m</text:span>aior parte dos acordes <text:span text:style-name="T18">aqui pertencem ao Campo Harmônico de Fá Maior e são executados quase sempre com um toque para baixo. Considero um arranjo de Nível Intermediário.</text:span></text:p>
      <text:p text:style-name="P20">Obs. Há na versão em PDF (em relação ao vídeo de referência) uma correção no 2º compasso da parte A, onde a melodia repousa na nota Sol# e não na nota Sol, como no vídeo.</text:p>
      <text:p text:style-name="P20"><text:a xlink:type="simple" xlink:href="https://youtu.be/iC6uwJkLhzc" text:style-name="Internet_20_link" text:visited-style-name="Visited_20_Internet_20_Link">https://youtu.be/iC6uwJkLhzc</text:a> </text:p>
      <text:h text:style-name="Heading_20_4" text:outline-level="4">O exército um homem só – Engenheiros do Hawaii</text:h>
      <text:p text:style-name="P30">Arranjo em Lá Maior para afinação High G que condensa as Partes I e II desta música do Disco “O Papa é Pop”. A ideia de escrever esse arranjo nasceu da Introdução da Música – Um solo de guitarra que intercala a 2ª corda solta com notas em outras casas da mesma corda, ou seja um solo em uma só corda. Meu desafio pretendido era tocar este mesmo solo, mas com uma nota em cada corda, buscando a sonoridade da Campanella. Como gostei do resultado, desenvolvi o arranjo da música inteira. Este é um arranjo de Nível Intermediário para Avançado.</text:p>
      <text:p text:style-name="P30"><text:a xlink:type="simple" xlink:href="https://youtu.be/PMUnbAVtsho" text:style-name="Internet_20_link" text:visited-style-name="Visited_20_Internet_20_Link">https://youtu.be/PMUnbAVtsho</text:a> </text:p>
      <text:h text:style-name="Heading_20_4" text:outline-level="4">O Leãozinho – Caetano Veloso</text:h>
      <text:p text:style-name="P31">Arranjo em Sol Maior para afinação High G, mas facilmente adaptável para Low G. Na introdução e Parte A a melodia se liga à harmonia a partir de uma Levada (com o swing do Blues, o Shuflle). Já na parte B os acordes são “puxados” (Dedos P i m a da M.D.) para acompanhar a melodia. Considero um arranjo de Nível Intermediário.</text:p>
      <text:p text:style-name="P31"><text:a xlink:type="simple" xlink:href="https://youtu.be/IQvFOiSRUjg" text:style-name="Internet_20_link" text:visited-style-name="Visited_20_Internet_20_Link">https://youtu.be/IQvFOiSRUjg</text:a> </text:p>
      <text:h text:style-name="Heading_20_4" text:outline-level="4">Oceano – Djavan – Low G</text:h>
      <text:p text:style-name="P31">Arranjo em Fá Maior <text:span text:style-name="T25">para afinação Low G. Neste arranjo os acordes (ou fragmentos deles) são arpejados rapidamente (dedos p i m a da M.D.) no ínício de cada compasso Ternário ou ao longo do Compasso (na parte C do arranjo). A melodia se desenvolve principalmente em colcheias e praticamente não é feito uso de articulações (slide, hammer on, pull off…). A parte B oferece um </text:span><text:soft-page-break/><text:span text:style-name="T25">pouco mais de dificudade por utilizar bastante a região mais aguda do braço do Ukulele. Por esta razão classifico este arranjo como de Nível Intermediário para Avançado.</text:span></text:p>
      <text:p text:style-name="P31"><text:a xlink:type="simple" xlink:href="https://youtu.be/zKMk0vbEAe8" text:style-name="Internet_20_link" text:visited-style-name="Visited_20_Internet_20_Link">https://youtu.be/zKMk0vbEAe8</text:a> </text:p>
      <text:h text:style-name="Heading_20_4" text:outline-level="4">Oh my love – John Lennon</text:h>
      <text:p text:style-name="P32">Arranjo para afinação High G em Ré Maior na parte A e Si Menor na parte B. Apresenta acordes tocados nos Apoios, nos tempos <text:s/>e em arpejos harmônicos, A melodia passa em vários momentos por notas na corda Sol (a mais de cima), o que faz com que esse arranjo não funcione com afinação Low G. Considero um arranjo de Nível Intermediário.</text:p>
      <text:p text:style-name="P32"><text:a xlink:type="simple" xlink:href="https://youtu.be/zkpfgI1RsRE" text:style-name="Internet_20_link" text:visited-style-name="Visited_20_Internet_20_Link">https://youtu.be/zkpfgI1RsRE</text:a> </text:p>
      <text:h text:style-name="Heading_20_4" text:outline-level="4">Onde Deus possa me ouvir – Vander Lee</text:h>
      <text:p text:style-name="P33">Arranjo em Ré Maior para afinação High G. Acordes do Campo Harmônico de Ré Maior tocados nos Apoios, <text:span text:style-name="T26">à</text:span>s vezes apenas nos tempos ímpares, <text:span text:style-name="T26">à</text:span>s vezes em todas as pulsações. <text:span text:style-name="T26">Toques sempre para baixo, nas 4 cordas, às vezes em 3 ou 2. Na melodia: trechos em campanella, Slide e Hammer on. Este é um arranjo de Nível Intermediário para Avançado.</text:span></text:p>
      <text:p text:style-name="P33"><text:span text:style-name="T26"><text:s/></text:span><text:a xlink:type="simple" xlink:href="https://youtu.be/FpNtnfd6w5g" text:style-name="Internet_20_link" text:visited-style-name="Visited_20_Internet_20_Link"><text:span text:style-name="T26">https://youtu.be/FpNtnfd6w5g</text:span></text:a><text:span text:style-name="T26"> </text:span></text:p>
      <text:h text:style-name="Heading_20_4" text:outline-level="4">Onde Estará o meu amor – Chico Cesar</text:h>
      <text:p text:style-name="P34">Arranjo em Sol Maior para afinação High G. Escrito em compasso quaternário, às vez gosto de “forçar” o encaixe em compasso Ternário. É um arranjo curto, com acordes tocados no apoio (tempo forte) de cada compasso. Apresenta slides, hammer on e double stops. Neste em elaguns outros arranjos, gosto de distribuir uma nota repetida em cordas diferentes (normalmente <text:s/>cordas Sol e Lá) para um efeito “Chorus” que se aproxima da sonoridade da Campanella. Considero este um arranjo de Nível <text:span text:style-name="T39">Iniciante para</text:span> Intermediário.</text:p>
      <text:p text:style-name="P34"><text:a xlink:type="simple" xlink:href="https://youtu.be/cuWHnj1FJpM" text:style-name="Internet_20_link" text:visited-style-name="Visited_20_Internet_20_Link">https://youtu.be/cuWHnj1FJpM</text:a></text:p>
      <text:h text:style-name="P46" text:outline-level="4">Oxalá – Madredeus – Campanella</text:h>
      <text:p text:style-name="P35">Melodia em Campanella, acompanhada por piano. Excelente para praticar a campanella e apurar sua técnica. <text:span text:style-name="T32">Nível Iniciante em Ukulele Solo.</text:span></text:p>
      <text:p text:style-name="P35"/>
      <text:h text:style-name="P46" text:outline-level="4">Paisagem da Janela – Lô Borges e Fernando Brant</text:h>
      <text:p text:style-name="P35">Arranjo em Dó Maior (para High G). Acordes tocados nos apoios, nos tempos ímpares, <text:span text:style-name="T29">e também em movimentos alternados para cima e para baixo. Na melodia, na variação da parte B, são usados Double Stops para gerar a segunda voz. Classifico este arranjo como Nível Intermediário.</text:span></text:p>
      <text:p text:style-name="P35"/>
      <text:h text:style-name="Heading_20_4" text:outline-level="4">Pensando em você – Paulhinho Moska</text:h>
      <text:p text:style-name="P36">Arranjo em Sol Maior para afinação High G. <text:span text:style-name="T30">Acordes tocados com movimentos para baixo nos apoios, tempos ímpares ou pulsação. Na melodia, uma mesma nota repetida </text:span><text:span text:style-name="T31">várias vezes em sequência </text:span><text:span text:style-name="T30">é distribuída em mais de uma corda para </text:span><text:span text:style-name="T31">se </text:span><text:span text:style-name="T30">obter </text:span><text:span text:style-name="T31">um </text:span><text:span text:style-name="T30">efeito “Chorus”, assim como notas vizinhas na escala, </text:span><text:span text:style-name="T31">também são distribuídas em mais cordas, </text:span><text:span text:style-name="T30">soando assim uma melodia em campanella. </text:span><text:span text:style-name="T32">É um arranjo de Nível Intermediário.</text:span></text:p>
      <text:p text:style-name="P37"><text:a xlink:type="simple" xlink:href="https://youtu.be/AUIhSi9hLMY" text:style-name="Internet_20_link" text:visited-style-name="Visited_20_Internet_20_Link">https://youtu.be/AUIhSi9hLMY</text:a></text:p>
      <text:h text:style-name="P46" text:outline-level="4">Quando Chega – Trívula</text:h>
      <text:p text:style-name="P39">Esta é uma canção de minha antiga Banda, de autoria do Doalcei Comini. Fiz este arranjo para Ukulele como uma forma de revisitar este projeto. <text:a xlink:type="simple" xlink:href="https://youtu.be/5xO282stalU" text:style-name="Internet_20_link" text:visited-style-name="Visited_20_Internet_20_Link"><text:span text:style-name="T28">https://youtu.be/5xO282stalU</text:span></text:a><text:span text:style-name="T28"> </text:span></text:p>
      <text:p text:style-name="P38">O arranjo é para High G, em Dó Maior. Alterna momentos com acordes “puxados” com outros onde <text:s/>esses acordes são tocados com movimentos para baixo e para cima. Estão presente acordes de <text:soft-page-break/>empréstimo modal e técnicas como Hammer on, Pull off e Abafamentos percussivos. <text:span text:style-name="T32">Nível Intermediário para Avançado.</text:span></text:p>
      <text:p text:style-name="P35"/>
      <text:h text:style-name="Heading_20_4" text:outline-level="4">Quem sabe isso quer dizer amor – Milton Nascimento</text:h>
      <text:p text:style-name="P40">Arranjo em Lá Menor (afinação High G). Acordes tocados com movimentos para baixo nos tempos ímpares e com uma “levada” na parte C (em compassos de 5 tempos). Na condução dos acordes e melodia explora grande extensão do braço do Ukulele. Considero um arranjo de Nível Intermediário para Avançado.</text:p>
      <text:p text:style-name="P40"><text:a xlink:type="simple" xlink:href="https://youtu.be/pGXiOslnNYo" text:style-name="Internet_20_link" text:visited-style-name="Visited_20_Internet_20_Link">https://youtu.be/pGXiOslnNYo</text:a></text:p>
      <text:h text:style-name="Heading_20_4" text:outline-level="4">Qui nem Jiló – Luiz Gonzaga</text:h>
      <text:p text:style-name="P40">Arranjo para afinação High G, em Ré Maior. <text:span text:style-name="T33">Apresenta a</text:span>cordes do Campo Harmônico de Ré Maior, Dominantes Secundários e <text:span text:style-name="T33">Acordes </text:span>de Empréstimo modal tocados n<text:span text:style-name="T33">o padrão rítmico característico do Baião, acompanham a melodia ao de todo o arranjo. Considero este um arranjo de Nível Avançado, na execução.</text:span></text:p>
      <text:p text:style-name="P35"><text:a xlink:type="simple" xlink:href="https://youtu.be/6hAZkyL_0E8" text:style-name="Internet_20_link" text:visited-style-name="Visited_20_Internet_20_Link">https://youtu.be/6hAZkyL_0E8</text:a></text:p>
      <text:h text:style-name="Heading_20_4" text:outline-level="4">Raindrops keep falling on my head – BJ Thomas</text:h>
      <text:p text:style-name="P19"><text:span text:style-name="T20">Composição de </text:span>Burt Bacharach and Hal David. <text:span text:style-name="T34">Arranjo em Fá Maior para Afinação High G. Neste arranjo, melodia e harmonia se entrelaçam numa “levada” de mão direita que precisa ser bem controlada e equilibrada, tanto na amplitude dos movimentos quanto no ataque nas cordas que devem ser enfatizadas a cada momento. Considero um arranjo de Nível Avançado.</text:span></text:p>
      <text:p text:style-name="P19"><text:a xlink:type="simple" xlink:href="https://youtu.be/eXIF3oqh79I" text:style-name="Internet_20_link" text:visited-style-name="Visited_20_Internet_20_Link">https://youtu.be/eXIF3oqh79I</text:a></text:p>
      <text:h text:style-name="Heading_20_4" text:outline-level="4">Sapato Velho – Roupa Nova</text:h>
      <text:p text:style-name="P19"><text:span text:style-name="T20">Composição de </text:span>Mú Carvalho, Cláudio Nucci &amp; Paulinho <text:span text:style-name="T35">Tapajós</text:span>, <text:span text:style-name="T34">c</text:span><text:span text:style-name="T20">onsidero este um dos arranjo mais difíceis de se executar, de todos que já escrevi. Minha proposta foi transcrever a </text:span><text:span text:style-name="T21">v</text:span><text:span text:style-name="T20">ersão “Acústico Roupa Nova” para o Ukulele Solo. Além da proposta “Chord Melody” que esta música apresenta durante quase todo tempo, também transpus para o Ukulele </text:span><text:span text:style-name="T21">a Introdução e o Solo, procurando chegar o mais próximo possível do resultado conseguido pelo grupo, dentro claro, das limitações que se impõem.</text:span><text:span text:style-name="T20"> </text:span><text:span text:style-name="T21">Como já adiantei, este é um arranjo de Nível Avançado.</text:span></text:p>
      <text:p text:style-name="P19"><text:a xlink:type="simple" xlink:href="https://youtu.be/Qezt7LmKnbY" text:style-name="Internet_20_link" text:visited-style-name="Visited_20_Internet_20_Link"><text:span text:style-name="T21">https://youtu.be/Qezt7LmKnbY</text:span></text:a></text:p>
      <text:h text:style-name="P46" text:outline-level="4">Se não vira Jazz – Djavan – Low G</text:h>
      <text:p text:style-name="P52"><text:span text:style-name="T24">Arranjo para afinação Low G. Tonalidade variando entre Dó Maior e Dó Menor. Acordes tocados no apoio e alguns contratempos com movimentos para baixo. Estam presentes Quiálteras de Colcheia e de Semínima na melodia. e acordes e trechos da melodia na região mais aguda do braço do Ukulele. </text:span><text:span text:style-name="T40">rranjo de Nível Intermediário para Avançado.</text:span></text:p>
      <text:p text:style-name="P50"/>
      <text:h text:style-name="P47" text:outline-level="4">Sir Duke – <text:span text:style-name="T36">Stevie Wonder – </text:span><text:span text:style-name="T37">Low G</text:span></text:h>
      <text:p text:style-name="P42"><text:span text:style-name="T19">Esta é uma transcrição para Ukulele, </text:span><text:span text:style-name="T22">na Tonalidade Original. Acordes no Apoio dos Compassos da Parte A. Movimento cromático da melodia/acordes na Parte B. Acordes nos tempos ímpares na Parte C. Uso de slide, hammer on e pull ao longo de todo arranjo. No Solo (Parte D) algumas notas do solo original foram substituídas por “notas mortas”, por não estarem dentro da extensão do Ukulele. </text:span><text:span text:style-name="T23">Arranjo de Nível Avançado.</text:span></text:p>
      <text:p text:style-name="P42"><text:a xlink:type="simple" xlink:href="https://youtu.be/Iar4g5cR3S4" text:style-name="Internet_20_link" text:visited-style-name="Visited_20_Internet_20_Link"><text:span text:style-name="T22">https://youtu.be/Iar4g5cR3S4</text:span></text:a></text:p>
      <text:h text:style-name="P48" text:outline-level="4"><text:span text:style-name="T37">S</text:span>ka – Os Paralamas do Sucesso</text:h>
      <text:p text:style-name="P41">Arranjo em Lá menor, pode ser tocado com afinação High G ou Low G, a seu gosto. Acordes tocados nos apoios e muito uso de contratempo em andamento elevado para enfatizar o “Ska”. <text:soft-page-break/>Considero um arranjo de Nível Avançado, por exigir bastante domínio técnico e coordenação motora para ser executado com clareza e precisão rítmica.</text:p>
      <text:p text:style-name="P41"><text:a xlink:type="simple" xlink:href="https://youtube.com/shorts/ieEjVEDfyNw?feature=share" text:style-name="Internet_20_link" text:visited-style-name="Visited_20_Internet_20_Link">https://youtube.com/shorts/ieEjVEDfyNw?feature=share</text:a></text:p>
      <text:h text:style-name="P49" text:outline-level="4">Sobre o Tempo – Nenhum de Nós</text:h>
      <text:p text:style-name="P21">Arranjo em Sol Maior Para afinação High G. Apresenta elementos de Campanella, Hammer On, Pull Off, Slide, Double Stops, elementos percussivos, Acordes tocados nos apoios dos compassos, Quiáltera de Semínima entre outras coisas. Considero ser uma arranjo de Nível intermediário para Avançado.</text:p>
      <text:p text:style-name="P21"><text:a xlink:type="simple" xlink:href="https://youtu.be/lz6sr0Qfgrg" text:style-name="Internet_20_link" text:visited-style-name="Visited_20_Internet_20_Link">https://youtu.be/lz6sr0Qfgrg</text:a></text:p>
      <text:p text:style-name="P2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07T12:43:52.673000000</meta:creation-date>
    <dc:date>2022-09-08T20:55:50.249000000</dc:date>
    <meta:editing-duration>PT3H1M45S</meta:editing-duration>
    <meta:editing-cycles>21</meta:editing-cycles>
    <meta:generator>LibreOffice/7.2.2.2$Windows_X86_64 LibreOffice_project/02b2acce88a210515b4a5bb2e46cbfb63fe97d56</meta:generator>
    <meta:document-statistic meta:table-count="0" meta:image-count="0" meta:object-count="0" meta:page-count="8" meta:paragraph-count="148" meta:word-count="3360" meta:character-count="21262" meta:non-whitespace-character-count="17939"/>
  </office:meta>
</office:document-meta>
</file>